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0ff5f" draw:textarea-horizontal-align="justify" draw:textarea-vertical-align="middle" draw:auto-grow-height="false" fo:min-height="0.824cm" fo:min-width="2.184cm" draw:shadow="visible" draw:shadow-color="#b2b2b2"/>
    </style:style>
    <style:style style:name="gr2" style:family="graphic" style:parent-style-name="objectwithoutfill">
      <style:graphic-properties draw:stroke="dash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184cm" draw:shadow="visible" draw:shadow-color="#b2b2b2"/>
    </style:style>
    <style:style style:name="gr4" style:family="graphic" style:parent-style-name="standard">
      <style:graphic-properties svg:stroke-color="#000000" draw:fill-color="#dcddde" draw:textarea-horizontal-align="justify" draw:textarea-vertical-align="middle" draw:auto-grow-height="false" fo:min-height="0.824cm" fo:min-width="2.184cm" draw:shadow="visible" draw:shadow-color="#b2b2b2"/>
    </style:style>
    <style:style style:name="gr5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c081" draw:textarea-horizontal-align="justify" draw:textarea-vertical-align="middle" draw:auto-grow-height="false" fo:min-height="0.824cm" fo:min-width="2.174cm" draw:shadow="visible" draw:shadow-color="#b2b2b2"/>
    </style:style>
    <style:style style:name="gr7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184cm" draw:shadow="visible" draw:shadow-offset-x="0.212cm" draw:shadow-offset-y="0.212cm" draw:shadow-color="#b2b2b2"/>
    </style:style>
    <style:style style:name="gr8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-color="#02d35f" draw:textarea-horizontal-align="justify" draw:textarea-vertical-align="middle" draw:auto-grow-height="false" fo:min-height="0.824cm" fo:min-width="2.174cm" draw:shadow="visible" draw:shadow-color="#808080"/>
    </style:style>
    <style:style style:name="gr11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none" fo:min-height="0.674cm"/>
    </style:style>
    <style:style style:name="P1" style:family="paragraph">
      <style:paragraph-properties fo:text-align="center"/>
    </style:style>
    <style:style style:name="P2" style:family="paragraph">
      <loext:graphic-properties draw:fill-color="#a0ff5f"/>
      <style:paragraph-properties fo:text-align="center"/>
      <style:text-properties style:font-name="Open Sans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2a49c"/>
      <style:paragraph-properties fo:text-align="center"/>
      <style:text-properties style:font-name="Open Sans" fo:font-size="13pt" style:font-size-asian="13pt" style:font-size-complex="13pt"/>
    </style:style>
    <style:style style:name="P5" style:family="paragraph">
      <loext:graphic-properties draw:fill-color="#dcddde"/>
      <style:paragraph-properties fo:text-align="center"/>
      <style:text-properties style:font-name="Open Sans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loext:graphic-properties draw:fill-color="#00c081"/>
      <style:paragraph-properties fo:text-align="center"/>
      <style:text-properties style:font-name="Open Sans" fo:font-size="13pt" style:font-size-asian="13pt" style:font-size-complex="13pt"/>
    </style:style>
    <style:style style:name="P8" style:family="paragraph">
      <loext:graphic-properties draw:fill-color="#02a49c"/>
      <style:paragraph-properties fo:text-align="center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9" style:family="paragraph">
      <loext:graphic-properties draw:fill-color="#02d35f"/>
      <style:paragraph-properties fo:text-align="center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</style:style>
    <style:style style:name="P12" style:family="paragraph">
      <loext:graphic-properties draw:fill-color="#02d35f"/>
      <style:paragraph-properties fo:text-align="center"/>
      <style:text-properties style:font-name="Open Sans"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font-weight="normal" style:font-size-asian="13pt" style:font-weight-asian="bold" style:font-size-complex="13pt" style:font-weight-complex="bold"/>
    </style:style>
    <style:style style:name="T3" style:family="text">
      <style:text-properties style:font-name="Open Sans" fo:font-size="14pt"/>
    </style:style>
    <style:style style:name="T4" style:family="text">
      <style:text-properties style:font-name="Open Sans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ustom-shape draw:style-name="gr1" draw:text-style-name="P2" xml:id="id1" draw:id="id1" draw:layer="layout" svg:width="2.8cm" svg:height="1.19cm" svg:x="7.91cm" svg:y="0.05cm">
          <text:p text:style-name="P1"><text:span text:style-name="T1">Leap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71cm" svg:y1="0.645cm" svg:x2="19.63cm" svg:y2="0.645cm" draw:start-shape="id1" draw:start-glue-point="1" draw:end-shape="id2" svg:d="M10710 645h8920" svg:viewBox="0 0 8921 1">
          <text:p/>
        </draw:connector>
        <draw:custom-shape draw:style-name="gr3" draw:text-style-name="P4" xml:id="id3" draw:id="id3" draw:layer="layout" svg:width="2.8cm" svg:height="1.19cm" svg:x="0.1cm" svg:y="2.2cm">
          <text:p text:style-name="P1"><text:span text:style-name="T1">SLES 12 </text:span><text:span text:style-name="T1">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8cm" svg:height="1.19cm" svg:x="4.004cm" svg:y="2.2cm">
          <text:p text:style-name="P1"><text:span text:style-name="T1">SLES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8cm" svg:height="1.19cm" svg:x="11.81cm" svg:y="4.35cm">
          <text:p text:style-name="P1"><text:span text:style-name="T1">SLES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2.795cm" svg:x2="4.004cm" svg:y2="2.795cm" draw:start-shape="id3" draw:start-glue-point="1" draw:end-shape="id4" draw:end-glue-point="3" svg:d="M2900 2795h1104" svg:viewBox="0 0 1105 1">
          <text:p/>
        </draw:connector>
        <draw:custom-shape draw:style-name="gr3" draw:text-style-name="P4" xml:id="id5" draw:id="id5" draw:layer="layout" svg:width="2.8cm" svg:height="1.19cm" svg:x="7.909cm" svg:y="2.2cm">
          <text:p text:style-name="P1"><text:span text:style-name="T1">SLES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7" draw:id="id7" draw:layer="layout" svg:width="2.79cm" svg:height="1.19cm" svg:x="15.72cm" svg:y="4.35cm">
          <text:p text:style-name="P1"><text:span text:style-name="T1">SLES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2.8cm" svg:height="1.19cm" svg:x="11.813cm" svg:y="2.2cm">
          <text:p text:style-name="P1"><text:span text:style-name="T2">SLES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804cm" svg:y1="2.795cm" svg:x2="7.909cm" svg:y2="2.795cm" draw:start-shape="id4" draw:start-glue-point="1" draw:end-shape="id5" draw:end-glue-point="3" svg:d="M6804 2795h1105" svg:viewBox="0 0 1106 1">
          <text:p/>
        </draw:connector>
        <draw:connector draw:style-name="gr9" draw:text-style-name="P6" draw:layer="layout" draw:type="curve" svg:x1="14.61cm" svg:y1="4.945cm" svg:x2="15.72cm" svg:y2="4.945cm" draw:start-shape="id6" draw:start-glue-point="1" draw:end-shape="id7" draw:end-glue-point="3" svg:d="M14610 4945h1110" svg:viewBox="0 0 1111 1">
          <text:p/>
        </draw:connector>
        <draw:connector draw:style-name="gr9" draw:text-style-name="P6" draw:layer="layout" draw:type="curve" svg:x1="10.709cm" svg:y1="2.795cm" svg:x2="11.813cm" svg:y2="2.795cm" draw:start-shape="id5" draw:start-glue-point="1" draw:end-shape="id8" draw:end-glue-point="3" svg:d="M10709 2795h1104" svg:viewBox="0 0 1105 1">
          <text:p/>
        </draw:connector>
        <draw:custom-shape draw:style-name="gr10" draw:text-style-name="P9" xml:id="id2" draw:id="id2" draw:layer="layout" svg:width="2.79cm" svg:height="1.19cm" svg:x="19.63cm" svg:y="0.05cm">
          <text:p text:style-name="P1"><text:span text:style-name="T2">SLES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0.2cm" svg:y1="4.576cm" svg:x2="1.8cm" svg:y2="4.576cm">
          <text:p/>
        </draw:line>
        <draw:frame draw:style-name="gr12" draw:text-style-name="P3" draw:layer="layout" svg:width="5.4cm" svg:height="0.924cm" svg:x="1.8cm" svg:y="4.051cm">
          <draw:text-box>
            <text:p text:style-name="P11"><text:span text:style-name="T3">Only Offline Upgrade</text:span></text:p>
          </draw:text-box>
        </draw:frame>
        <draw:line draw:style-name="gr2" draw:text-style-name="P3" draw:layer="layout" svg:x1="0.2cm" svg:y1="5.401cm" svg:x2="1.8cm" svg:y2="5.401cm">
          <text:p/>
        </draw:line>
        <draw:frame draw:style-name="gr12" draw:text-style-name="P3" draw:layer="layout" svg:width="5.4cm" svg:height="0.924cm" svg:x="1.8cm" svg:y="4.876cm">
          <draw:text-box>
            <text:p text:style-name="P11"><text:span text:style-name="T3">Only Online Upgrade</text:span></text:p>
          </draw:text-box>
        </draw:frame>
        <draw:custom-shape draw:style-name="gr7" draw:text-style-name="P8" xml:id="id9" draw:id="id9" draw:layer="layout" svg:width="2.8cm" svg:height="1.19cm" svg:x="15.718cm" svg:y="2.2cm">
          <text:p text:style-name="P1"><text:span text:style-name="T2">SLES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7.118cm" svg:y1="2.2cm" svg:x2="19.63cm" svg:y2="0.645cm" draw:start-shape="id9" draw:start-glue-point="0" draw:end-shape="id2" draw:end-glue-point="3" svg:d="M17118 2200c0-1037 837-1555 2512-1555" svg:viewBox="0 0 2513 1556">
          <text:p/>
        </draw:connector>
        <draw:connector draw:style-name="gr9" draw:text-style-name="P6" draw:layer="layout" draw:type="curve" svg:x1="14.613cm" svg:y1="2.795cm" svg:x2="15.718cm" svg:y2="2.795cm" draw:start-shape="id8" draw:start-glue-point="1" draw:end-shape="id9" draw:end-glue-point="3" svg:d="M14613 2795h1105" svg:viewBox="0 0 1106 1">
          <text:p/>
        </draw:connector>
        <draw:connector draw:style-name="gr11" draw:text-style-name="P3" draw:layer="layout" draw:type="curve" svg:x1="18.51cm" svg:y1="4.945cm" svg:x2="21.025cm" svg:y2="1.24cm" draw:start-shape="id7" draw:start-glue-point="1" draw:end-shape="id2" draw:end-glue-point="2" svg:d="M18510 4945c1677 0 2515-1235 2515-3705" svg:viewBox="0 0 2516 3706">
          <text:p/>
        </draw:connector>
        <draw:connector draw:style-name="gr11" draw:text-style-name="P3" draw:layer="layout" draw:type="curve" svg:x1="13.213cm" svg:y1="2.2cm" svg:x2="19.63cm" svg:y2="0.645cm" draw:start-shape="id8" draw:start-glue-point="0" draw:end-shape="id2" draw:end-glue-point="3" svg:d="M13213 2200c0-1037 2139-1555 6417-1555" svg:viewBox="0 0 6418 1556">
          <text:p/>
        </draw:connector>
        <draw:custom-shape draw:style-name="gr10" draw:text-style-name="P12" xml:id="id10" draw:id="id10" draw:layer="layout" svg:width="2.79cm" svg:height="1.19cm" svg:x="23.55cm" svg:y="0.05cm">
          <text:p text:style-name="P1"><text:span text:style-name="T4">SLES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2.42cm" svg:y1="0.645cm" svg:x2="23.55cm" svg:y2="0.645cm" draw:start-shape="id2" draw:start-glue-point="1" draw:end-shape="id10" draw:end-glue-point="3" svg:d="M22420 645h1130" svg:viewBox="0 0 1131 1">
          <text:p/>
        </draw:connector>
        <draw:connector draw:style-name="gr11" draw:text-style-name="P3" draw:layer="layout" draw:type="curve" svg:x1="18.518cm" svg:y1="2.795cm" svg:x2="24.945cm" svg:y2="1.24cm" draw:start-shape="id9" draw:start-glue-point="1" draw:end-shape="id10" draw:end-glue-point="2" svg:d="M18518 2795c4285 0 6427-518 6427-1555" svg:viewBox="0 0 6428 1556">
          <text:p/>
        </draw:connector>
        <draw:connector draw:style-name="gr11" draw:text-style-name="P3" draw:layer="layout" draw:type="curve" draw:line-skew="-0.498cm" svg:x1="13.213cm" svg:y1="3.39cm" svg:x2="24.945cm" svg:y2="1.24cm" draw:start-shape="id8" draw:start-glue-point="2" draw:end-shape="id10" draw:end-glue-point="2" svg:d="M13213 3390c0 324 11732 1399 11732-2150" svg:viewBox="0 0 11733 2558">
          <text:p/>
        </draw:connector>
        <draw:connector draw:style-name="gr11" draw:text-style-name="P3" draw:layer="layout" draw:type="curve" svg:x1="18.51cm" svg:y1="4.945cm" svg:x2="24.945cm" svg:y2="1.24cm" draw:start-shape="id7" draw:start-glue-point="1" draw:end-shape="id10" draw:end-glue-point="2" svg:d="M18510 4945c4290 0 6435-1235 6435-3705" svg:viewBox="0 0 6436 3706">
          <text:p/>
        </draw:connector>
      </draw:page>
      <draw:page draw:name="SLED" draw:style-name="dp1" draw:master-page-name="Standard">
        <draw:custom-shape draw:style-name="gr3" draw:text-style-name="P4" xml:id="id11" draw:id="id11" draw:layer="layout" svg:width="2.8cm" svg:height="1.19cm" svg:x="0.1cm" svg:y="2.2cm">
          <text:p text:style-name="P1"><text:span text:style-name="T1">SLED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2" draw:id="id12" draw:layer="layout" svg:width="2.8cm" svg:height="1.19cm" svg:x="4.004cm" svg:y="2.2cm">
          <text:p text:style-name="P1"><text:span text:style-name="T1">SLED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2.795cm" svg:x2="4.004cm" svg:y2="2.795cm" draw:start-shape="id11" draw:start-glue-point="1" draw:end-shape="id12" draw:end-glue-point="3" svg:d="M2900 2795h1104" svg:viewBox="0 0 1105 1">
          <text:p/>
        </draw:connector>
        <draw:custom-shape draw:style-name="gr3" draw:text-style-name="P4" xml:id="id13" draw:id="id13" draw:layer="layout" svg:width="2.8cm" svg:height="1.19cm" svg:x="7.909cm" svg:y="2.2cm">
          <text:p text:style-name="P1"><text:span text:style-name="T1">SLED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4" draw:id="id14" draw:layer="layout" svg:width="2.8cm" svg:height="1.19cm" svg:x="11.813cm" svg:y="2.2cm">
          <text:p text:style-name="P1"><text:span text:style-name="T2">SLED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804cm" svg:y1="2.795cm" svg:x2="7.909cm" svg:y2="2.795cm" draw:start-shape="id12" draw:start-glue-point="1" draw:end-shape="id13" draw:end-glue-point="3" svg:d="M6804 2795h1105" svg:viewBox="0 0 1106 1">
          <text:p/>
        </draw:connector>
        <draw:connector draw:style-name="gr9" draw:text-style-name="P6" draw:layer="layout" draw:type="curve" svg:x1="10.709cm" svg:y1="2.795cm" svg:x2="11.813cm" svg:y2="2.795cm" draw:start-shape="id13" draw:start-glue-point="1" draw:end-shape="id14" draw:end-glue-point="3" svg:d="M10709 2795h1104" svg:viewBox="0 0 1105 1">
          <text:p/>
        </draw:connector>
        <draw:custom-shape draw:style-name="gr10" draw:text-style-name="P9" xml:id="id16" draw:id="id16" draw:layer="layout" svg:width="2.79cm" svg:height="1.19cm" svg:x="19.63cm" svg:y="0.05cm">
          <text:p text:style-name="P13"><text:span text:style-name="T2">SLED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0.2cm" svg:y1="4.576cm" svg:x2="1.8cm" svg:y2="4.576cm">
          <text:p/>
        </draw:line>
        <draw:frame draw:style-name="gr12" draw:text-style-name="P3" draw:layer="layout" svg:width="5.4cm" svg:height="0.924cm" svg:x="1.8cm" svg:y="4.051cm">
          <draw:text-box>
            <text:p text:style-name="P11"><text:span text:style-name="T3">Only Offline Upgrade</text:span></text:p>
          </draw:text-box>
        </draw:frame>
        <draw:line draw:style-name="gr2" draw:text-style-name="P3" draw:layer="layout" svg:x1="0.2cm" svg:y1="5.401cm" svg:x2="1.8cm" svg:y2="5.401cm">
          <text:p/>
        </draw:line>
        <draw:frame draw:style-name="gr12" draw:text-style-name="P3" draw:layer="layout" svg:width="5.4cm" svg:height="0.924cm" svg:x="1.8cm" svg:y="4.876cm">
          <draw:text-box>
            <text:p text:style-name="P11"><text:span text:style-name="T3">Only Online Upgrade</text:span></text:p>
          </draw:text-box>
        </draw:frame>
        <draw:custom-shape draw:style-name="gr7" draw:text-style-name="P8" xml:id="id15" draw:id="id15" draw:layer="layout" svg:width="2.8cm" svg:height="1.19cm" svg:x="15.718cm" svg:y="2.2cm">
          <text:p text:style-name="P1"><text:span text:style-name="T2">SLED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7.118cm" svg:y1="2.2cm" svg:x2="19.63cm" svg:y2="0.645cm" draw:start-shape="id15" draw:start-glue-point="0" draw:end-shape="id16" draw:end-glue-point="3" svg:d="M17118 2200c0-1037 837-1555 2512-1555" svg:viewBox="0 0 2513 1556">
          <text:p/>
        </draw:connector>
        <draw:connector draw:style-name="gr9" draw:text-style-name="P6" draw:layer="layout" draw:type="curve" svg:x1="14.613cm" svg:y1="2.795cm" svg:x2="15.718cm" svg:y2="2.795cm" draw:start-shape="id14" draw:start-glue-point="1" draw:end-shape="id15" draw:end-glue-point="3" svg:d="M14613 2795h1105" svg:viewBox="0 0 1106 1">
          <text:p/>
        </draw:connector>
        <draw:connector draw:style-name="gr11" draw:text-style-name="P3" draw:layer="layout" draw:type="curve" svg:x1="13.213cm" svg:y1="2.2cm" svg:x2="19.63cm" svg:y2="0.645cm" draw:start-shape="id14" draw:start-glue-point="0" draw:end-shape="id16" draw:end-glue-point="3" svg:d="M13213 2200c0-1037 2139-1555 6417-1555" svg:viewBox="0 0 6418 1556">
          <text:p/>
        </draw:connector>
        <draw:custom-shape draw:style-name="gr10" draw:text-style-name="P12" xml:id="id17" draw:id="id17" draw:layer="layout" svg:width="2.79cm" svg:height="1.19cm" svg:x="23.55cm" svg:y="0.05cm">
          <text:p text:style-name="P13"><text:span text:style-name="T4">SLED 15 </text:span><text:span text:style-name="T4">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2.42cm" svg:y1="0.645cm" svg:x2="23.55cm" svg:y2="0.645cm" draw:start-shape="id16" draw:start-glue-point="1" draw:end-shape="id17" draw:end-glue-point="3" svg:d="M22420 645h1130" svg:viewBox="0 0 1131 1">
          <text:p/>
        </draw:connector>
        <draw:connector draw:style-name="gr11" draw:text-style-name="P3" draw:layer="layout" draw:type="curve" svg:x1="18.518cm" svg:y1="2.795cm" svg:x2="24.945cm" svg:y2="1.24cm" draw:start-shape="id15" draw:start-glue-point="1" draw:end-shape="id17" draw:end-glue-point="2" svg:d="M18518 2795c4285 0 6427-518 6427-1555" svg:viewBox="0 0 6428 1556">
          <text:p/>
        </draw:connector>
        <draw:connector draw:style-name="gr11" draw:text-style-name="P3" draw:layer="layout" draw:type="curve" draw:line-skew="-0.498cm" svg:x1="13.213cm" svg:y1="3.39cm" svg:x2="24.945cm" svg:y2="1.24cm" draw:start-shape="id14" draw:start-glue-point="2" draw:end-shape="id17" draw:end-glue-point="2" svg:d="M13213 3390c0 324 11732 1399 11732-2150" svg:viewBox="0 0 11733 25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6.63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53:44.633816317</meta:creation-date>
    <dc:date>2019-09-30T17:09:11.585463063</dc:date>
    <meta:editing-duration>PT4H14M23S</meta:editing-duration>
    <meta:editing-cycles>45</meta:editing-cycles>
    <meta:generator>LibreOffice/6.2.7.1$Linux_X86_64 LibreOffice_project/20$Build-1</meta:generator>
    <dc:creator>Christoph Wickert</dc:creator>
    <meta:document-statistic meta:object-count="47"/>
  </office:meta>
</office:document-meta>
</file>